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2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3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4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5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6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7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9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0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3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4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6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7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9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1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3" style:family="paragraph" style:parent-style-name="Standard" style:list-style-name="WWNum2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4" style:family="paragraph" style:parent-style-name="Standard" style:list-style-name="WWNum2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5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87" style:family="paragraph" style:parent-style-name="Standard" style:list-style-name="WWNum2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2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2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3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2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2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2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3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2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26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8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10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04" style:family="paragraph" style:parent-style-name="Standard">
      <style:paragraph-properties fo:margin-top="0.1945in" fo:margin-bottom="0in" loext:contextual-spacing="false" fo:line-height="100%" fo:keep-together="auto" fo:keep-with-next="auto"/>
    </style:style>
    <style:style style:name="P105" style:family="paragraph" style:parent-style-name="Standard">
      <style:paragraph-properties fo:margin-top="0in" fo:margin-bottom="0.0555in" loext:contextual-spacing="false" fo:line-height="100%" fo:keep-together="auto" fo:keep-with-next="auto"/>
    </style:style>
    <style:style style:name="P106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107" style:family="paragraph" style:parent-style-name="Standard" style:list-style-name="WWNum23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08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09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1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11" style:family="paragraph" style:parent-style-name="Heading_20_2">
      <style:paragraph-properties fo:margin-left="0in" fo:margin-right="0.4165in" fo:margin-top="0.25in" fo:margin-bottom="0.0555in" loext:contextual-spacing="false" fo:line-height="100%" fo:keep-together="auto" fo:text-indent="0in" style:auto-text-indent="false" fo:keep-with-next="auto"/>
    </style:style>
    <style:style style:name="P11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13" style:family="paragraph" style:parent-style-name="Heading_20_3">
      <style:paragraph-properties fo:margin-left="0in" fo:margin-right="0.4165in" fo:margin-top="0.1945in" fo:margin-bottom="0.0555in" loext:contextual-spacing="false" fo:line-height="100%" fo:keep-together="auto" fo:text-indent="0in" style:auto-text-indent="false" fo:keep-with-next="auto"/>
    </style:style>
    <style:style style:name="P11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188038" style:font-name="Roboto Mono" style:font-name-asian="Roboto Mono1" style:font-name-complex="Roboto Mono1"/>
    </style:style>
    <style:style style:name="T7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8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9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10" style:family="text">
      <style:text-properties fo:color="#188038" style:font-name="Roboto Mono" fo:font-style="italic" style:font-name-asian="Roboto Mono1" style:font-style-asian="italic" style:font-name-complex="Roboto Mono1" style:font-style-complex="italic"/>
    </style:style>
    <style:style style:name="T11" style:family="text">
      <style:text-properties fo:color="#000000" fo:font-size="11pt" style:font-size-asian="11pt" style:font-size-complex="11pt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<text:bookmark text:name="_mh2c2bsweaaq"/><text:span text:style-name="T1">System logistyki wewnętrznej oparty o RDS</text:span></text:p>
      <text:p text:style-name="P1"><text:span text:style-name="T2">Projektant:</text:span> Wojciech Młynarczyk · <text:span text:style-name="T2">Wersja:</text:span> 0.1 (draft)</text:p>
      <text:p text:style-name="P110"><text:bookmark text:name="_k4ykqrhzw450"/><text:span text:style-name="T3">1. Streszczenie (Executive Summary)</text:span></text:p>
      <text:p text:style-name="P1"><text:span text:style-name="T2">Cel projektu.</text:span></text:p>
      <text:p text:style-name="P1">Celem projektu jest <text:span text:style-name="T2">zaprojektowanie i wdrożenie systemu logistyki wewnętrznej</text:span>, który współpracuje z fleet managerem autonomicznych wózków widłowych<text:span text:style-name="T2"> – RDS (Robot Dispatch System)</text:span> firmy <text:span text:style-name="T2">SEER</text:span>. </text:p>
      <text:p text:style-name="P1"><text:span text:style-name="T2">Czym jest RDS.</text:span></text:p>
      <text:p text:style-name="P1">RDS to oprogramowanie firmy SEER do zarządzania flotą autonomicznych wózków AGV/AMR. <text:s/>System ten zarządza trasami, zadaniami i statusem robotów, ale jego standardowa funkcjonalność nie obejmuje niektórych elementów logistyki wewnętrznej wymaganej w naszym projekcie.</text:p>
      <text:p text:style-name="P1"><text:span text:style-name="T2">Problem, który rozwiązujemy.</text:span></text:p>
      <text:p text:style-name="P1">RDS świetnie zarządza robotami i prostymi miejscami, ale „z pudełka” <text:span text:style-name="T2">nie</text:span> obsługuje:</text:p>
      <text:list xml:id="list721491139" text:style-name="WWNum2">
        <text:list-item>
          <text:p text:style-name="P2">buforów o pojemności zależnej od typu towaru,</text:p>
        </text:list-item>
        <text:list-item>
          <text:p text:style-name="P33">dynamicznego wyboru dokładnego miejsca odkładania/pobierania w takim buforze,</text:p>
        </text:list-item>
        <text:list-item>
          <text:p text:style-name="P56">przejrzystego pokazywania <text:span text:style-name="T4">na jakiej podstawie</text:span> została wybrana trasa.</text:p>
        </text:list-item>
      </text:list>
      <text:p text:style-name="P86">Dlatego dodajemy warstwę logiczną nad RDS, która zapewni <text:span text:style-name="T2">prosty w modyfikacji</text:span> i <text:span text:style-name="T2">czytelny</text:span> proces decyzyjny (z uzasadnieniem widocznym w UI), przy zachowaniu całego stanu w RDS. Ta warstwa logiki nad RDS będzie:</text:p>
      <text:list xml:id="list310730767" text:style-name="WWNum14">
        <text:list-item>
          <text:p text:style-name="P3">trzymała cały stan <text:span text:style-name="T2">w RDS</text:span> (żadnych prywatnych baz obok),</text:p>
        </text:list-item>
        <text:list-item>
          <text:p text:style-name="P34">prosta do testowania i rozwoju (podział na małe, niezależne moduły),</text:p>
        </text:list-item>
        <text:list-item>
          <text:p text:style-name="P57">wyjaśnialna (UI zawsze pokaże „dokąd” i „dlaczego”).</text:p>
        </text:list-item>
      </text:list>
      <text:p text:style-name="P1"><text:span text:style-name="T2">Kluczowe pojęcia z RDS:</text:span></text:p>
      <text:list xml:id="list3839312763" text:style-name="WWNum20">
        <text:list-item>
          <text:p text:style-name="P4"><text:span text:style-name="T2">Pole procesowe (</text:span><text:span text:style-name="T5">worksite</text:span><text:span text:style-name="T2">)</text:span> – pojedynczy logiczny punkt procesu w zakładzie (np. pole produkcji, pole owijarki). Każde worksite ma atrybuty wykorzystywane do przechowywania stanu, które są edytowane przez API.<text:line-break/></text:p>
        </text:list-item>
        <text:list-item>
          <text:p text:style-name="P35"><text:span text:style-name="T2">Zadanie (</text:span><text:span text:style-name="T5">task</text:span><text:span text:style-name="T2">)</text:span> – jednostka pracy realizowana przez robota (np. przewieźć paletę z A do B). W RDS rozróżniamy:<text:line-break/></text:p>
          <text:list>
            <text:list-item>
              <text:p text:style-name="P87"><text:span text:style-name="T2">szablon</text:span> zadania (np. przewóz towaru z pola do pola),</text:p>
            </text:list-item>
            <text:list-item>
              <text:p text:style-name="P96"><text:soft-page-break/><text:span text:style-name="T2">instancję</text:span> zadania – konkretny przejazd, np. z <text:span text:style-name="T2">konkretnego źródła</text:span> do <text:span text:style-name="T2">konkretnego celu</text:span> z określonymi parametrami ustawionymi w momencie tworzenia (typ towaru, profile podnoszenia itp.) oraz z określonym statusem ustawianym w trakcie wykonywania zadania.<text:line-break/></text:p>
            </text:list-item>
          </text:list>
        </text:list-item>
      </text:list>
      <text:p text:style-name="P1"><text:span text:style-name="T2">Jedno źródło prawdy – wyłącznie w RDS.<text:line-break/></text:span>Cały stan systemu jest utrzymywany wyłącznie w RDS. Nie ma żadnych dodatkowych baz danych. Stan całego systemu definiują:</text:p>
      <text:list xml:id="list1126377897" text:style-name="WWNum32">
        <text:list-item>
          <text:p text:style-name="P5"><text:span text:style-name="T2">wartości atrybutów miejsc procesowych</text:span> (worksite’ów) oraz</text:p>
        </text:list-item>
        <text:list-item>
          <text:p text:style-name="P58"><text:span text:style-name="T2">lista aktualnie wykonywanych tasków</text:span> w RDS wraz z parametrami wywołania oraz statusami, zmienianymi w trakcie ich działania.</text:p>
        </text:list-item>
      </text:list>
      <text:p text:style-name="P86">Wszystkie decyzje, podglądy i sygnały zapisujemy w polach worksite’ów, w parametrach tasków i ich polach statusu.</text:p>
      <text:p text:style-name="P1"><text:span text:style-name="T2">Reprezentacja „złożonych miejsc” (np. buforów o zmiennej liczbie slotów w zależności od typu towaru).</text:span></text:p>
      <text:p text:style-name="P1">W RDS jedno <text:span text:style-name="T2">worksite</text:span> odpowiada pojedynczemu punktowi odkładczemu. Taki model utrudnia opis miejsc złożonych (np. buforów), bo wymagałby utworzenia setek worksite’ów dla każdego możliwego slotu. Zamiast tego przyjęliśmy, że złożone miejsca będziemy opisywać <text:span text:style-name="T2">strukturami JSON</text:span> przechowywanymi w <text:span text:style-name="T2">tekstowych atrybutach worksite’u</text:span>.</text:p>
      <text:p text:style-name="P1">W systemie działają <text:span text:style-name="T2">trzy logiczne moduły</text:span> (UI, Orchestrator, Occupancy Manager), które muszą <text:span text:style-name="T2">niezależnie</text:span> zapisywać dane, dlatego potrzebujemy <text:span text:style-name="T2">trzech niezależnie zapisywanych pól</text:span>. Pojedynczy worksite w RDS udostępnia jednak tylko <text:span text:style-name="T2">dwa</text:span> takie pola tekstowe: <text:span text:style-name="T6">content</text:span> i <text:span text:style-name="T6">tags</text:span>. Dlatego <text:span text:style-name="T2">dla jednego fizycznego miejsca</text:span> stosujemy <text:span text:style-name="T2">dwa worksite’y</text:span> o ustalonych rollach:</text:p>
      <text:list xml:id="list3622562151" text:style-name="WWNum26">
        <text:list-item>
          <text:p text:style-name="P6"><text:span text:style-name="T2">MIEJSCE_CONTROL</text:span> – używany do intencji operatora (<text:span text:style-name="T6">content</text:span>) i podglądu/feedbacku Orchestratora (<text:span text:style-name="T6">tags</text:span>):</text:p>
        </text:list-item>
        <text:list-item>
          <text:p text:style-name="P59"><text:span text:style-name="T2">MIEJSCE_OCCUPANCY</text:span> – używany do opisu zajętości bufora (<text:span text:style-name="T6">content</text:span>)</text:p>
        </text:list-item>
      </text:list>
      <text:p text:style-name="P1">Taki podział pozwala modelować <text:span text:style-name="T2">złożone bufory</text:span> bez tworzenia setek osobnych worksite’ów dla każdego możliwego punktu odkładania: cała geometria/pojemność jest trzymana <text:span text:style-name="T2">wewnątrz jednego pola tekstowego</text:span> (<text:span text:style-name="T6">MIEJSCE_OCCUPANCY.content</text:span>) jako struktura JSON. Pozwala też uniknąć wzajemnego nadpisywania danych przez niezależne moduły.</text:p>
      <text:p text:style-name="P1">Używamy następujących pól</text:p>
      <text:list xml:id="list70203747864979" text:continue-numbering="true" text:style-name="WWNum26">
        <text:list-item>
          <text:list>
            <text:list-item>
              <text:p text:style-name="P101">pole <text:span text:style-name="T6">MIEJSCE_CONTROL.content</text:span> – zapisuje tam wyłącznie <text:span text:style-name="T2">UI module</text:span> (intencje operatora: accept/release, goodsType, tryb AUTO/MANUAL, manualTarget itp.).</text:p>
            </text:list-item>
            <text:list-item>
              <text:p text:style-name="P88">pole <text:span text:style-name="T6">MIEJSCE_CONTROL.tags</text:span> – zapisuje tam wyłącznie <text:span text:style-name="T2">Orchestrator</text:span> (podgląd decyzji „dokąd i dlaczego”, lista kandydatów z uzasadnieniem, feedback systemowy).</text:p>
            </text:list-item>
            <text:list-item>
              <text:p text:style-name="P97"><text:span text:style-name="T6">MIEJSCE_OCCUPANCY.content</text:span> – zapisuje <text:span text:style-name="T2">Occupancy Manager</text:span> (zajętość bufora: siatka depth×levels, stackHeights, rezerwacje, blokady).<text:line-break/></text:p>
            </text:list-item>
          </text:list>
        </text:list-item>
      </text:list>
      <text:p text:style-name="P1"><text:span text:style-name="T2">Najważniejsze decyzje architektoniczne.</text:span></text:p>
      <text:list xml:id="list2417164725" text:style-name="WWNum28">
        <text:list-item>
          <text:p text:style-name="P7">Implementujemy <text:span text:style-name="T2">trzy moduły</text:span>, luźno powiązane przez RDS:</text:p>
          <text:list>
            <text:list-item>
              <text:p text:style-name="P89"><text:span text:style-name="T2">UI module</text:span> – zapisuje <text:span text:style-name="T4">intencje operatora</text:span> do pola <text:span text:style-name="T6">MIEJSCE_CONTROL.content</text:span> (np. „akceptuj przyjęcia”, „wyślij dalej”, tryb AUTO/MANUAL).</text:p>
            </text:list-item>
            <text:list-item>
              <text:p text:style-name="P89"><text:span text:style-name="T2">Orchestrator</text:span> – czyta intencje operatora i zajętość buforów a następnie tworzy/kończy taski w RDS; zapisuje do pola <text:span text:style-name="T6">MIEJSCE_CONTROL.tags</text:span> <text:span text:style-name="T2">podgląd decyzji</text:span> (dokąd pojedzie i dlaczego) oraz feedback systemowy.</text:p>
            </text:list-item>
            <text:list-item>
              <text:p text:style-name="P89"><text:span text:style-name="T2">Occupancy Manager</text:span> – utrzymuje <text:span text:style-name="T2">zajętość buforów</text:span> i ich konkretnych pól składowych w osobnych w polu <text:span text:style-name="T6">MIEJSCE_OCCUPANCY.content</text:span> osobnych worksitów.</text:p>
            </text:list-item>
          </text:list>
        </text:list-item>
        <text:list-item>
          <text:p text:style-name="P36"><text:span text:style-name="T2">Dwa worksite’y na jedno fizyczne miejsce: </text:span><text:span text:style-name="T7">MIEJSCE_CONTROL</text:span><text:span text:style-name="T2"> i </text:span><text:span text:style-name="T7">MIEJSCE_OCCUPANCY</text:span><text:span text:style-name="T2">. wraz z rozdzielonymi polami</text:span></text:p>
          <text:list>
            <text:list-item>
              <text:p text:style-name="P89"><text:soft-page-break/><text:span text:style-name="T6">content</text:span> – zapisuje <text:span text:style-name="T2">UI</text:span> (intencje) <text:span text:style-name="T4">albo</text:span> <text:span text:style-name="T2">Occupancy Manager</text:span> (zajętość) – w <text:span text:style-name="T2">oddzielnych</text:span> worksite’ach, aby się nie nadpisywać.</text:p>
            </text:list-item>
            <text:list-item>
              <text:p text:style-name="P89"><text:span text:style-name="T6">tags</text:span> – zapisuje <text:span text:style-name="T2">Orchestrator</text:span> (podgląd decyzji, uzasadnienia, status systemowy).</text:p>
            </text:list-item>
          </text:list>
        </text:list-item>
        <text:list-item>
          <text:p text:style-name="P36"><text:span text:style-name="T2">Routing AUTO/MANUAL</text:span>:</text:p>
          <text:list>
            <text:list-item>
              <text:p text:style-name="P89"><text:span text:style-name="T2">AUTO</text:span> – docelowe miejsce transportu wyznacza system na podstawie procesu (flow), polityk i zajętości;</text:p>
            </text:list-item>
            <text:list-item>
              <text:p text:style-name="P89"><text:span text:style-name="T2">MANUAL</text:span> – operator wskazuje cel w granicach polityk (np. manual może być zabroniony na produkcji).<text:line-break/> W obu trybach UI pokazuje <text:span text:style-name="T4">kandydatów</text:span> oraz <text:span text:style-name="T4">uzasadnienie wyboru</text:span>.</text:p>
            </text:list-item>
          </text:list>
        </text:list-item>
        <text:list-item>
          <text:p text:style-name="P60"><text:span text:style-name="T2">Eventual consistency z idempotencją i kompensacją (m.in. „dispatchable fix”):</text:span></text:p>
        </text:list-item>
      </text:list>
      <text:p text:style-name="P103">Orchestrator <text:span text:style-name="T2">naprawia stan</text:span> przy zmianach warunków. Jeśli trzeba coś anulować, <text:span text:style-name="T2">kończy tylko zadania bez przypisanego AGV</text:span>, aktualizuje podgląd i dba o przywrócenie robota do stanu „dispatchable” po szybkich stopach.</text:p>
      <text:list xml:id="list70204317833182" text:continue-numbering="true" text:style-name="WWNum28">
        <text:list-item>
          <text:p text:style-name="P83"><text:span text:style-name="T2">Sygnał </text:span><text:span text:style-name="T7">canInterruptSafely</text:span><text:span text:style-name="T2"> w </text:span><text:span text:style-name="T7">status_description</text:span> – bezpieczne przerywanie tasków zależnie od fazy.<text:line-break/></text:p>
        </text:list-item>
      </text:list>
      <text:p text:style-name="P1"><text:span text:style-name="T2">Jak działa system - przepływ logiczny.</text:span></text:p>
      <text:list xml:id="list1462411103" text:style-name="WWNum7">
        <text:list-item>
          <text:p text:style-name="P8"><text:span text:style-name="T2">Ludzki operator</text:span> w UI ustawia intencję (np. „przywieź opakowanie”, tryb AUTO).</text:p>
        </text:list-item>
        <text:list-item>
          <text:p text:style-name="P37">Moduł <text:span text:style-name="T2">UI</text:span> zapisuje tę intencję w <text:span text:style-name="T6">MIEJSCE_CONTROL.content</text:span>.</text:p>
        </text:list-item>
        <text:list-item>
          <text:p text:style-name="P37">Moduł <text:span text:style-name="T2">Orchestrator</text:span> odczytuje intencję i zajętość buforów (z <text:span text:style-name="T6">MIEJSCE_OCCUPANCY.content</text:span>), po czym:</text:p>
          <text:list>
            <text:list-item>
              <text:p text:style-name="P90">wybiera cel transportu,</text:p>
            </text:list-item>
            <text:list-item>
              <text:p text:style-name="P90">tworzy lub kończy <text:span text:style-name="T4">task</text:span> w RDS,</text:p>
            </text:list-item>
            <text:list-item>
              <text:p text:style-name="P90">zapisuje w <text:span text:style-name="T6">MIEJSCE_CONTROL.tags</text:span> uzasadnienie decyzji („dokąd i dlaczego”).</text:p>
            </text:list-item>
          </text:list>
        </text:list-item>
        <text:list-item>
          <text:p text:style-name="P37">Moduł <text:span text:style-name="T2">Occupancy Manager</text:span> cyklicznie aktualizuje stan zajętości w złożonych buforach.</text:p>
        </text:list-item>
        <text:list-item>
          <text:p text:style-name="P61"><text:span text:style-name="T2">RDS</text:span> steruje ruchem robotów zgodnie z utworzonymi zadaniami.<text:line-break/></text:p>
        </text:list-item>
      </text:list>
      <text:p text:style-name="P1">W efekcie operator w UI zawsze widzi:</text:p>
      <text:list xml:id="list1816437092" text:style-name="WWNum22">
        <text:list-item>
          <text:p text:style-name="P9">dokąd pojedzie ładunek,</text:p>
        </text:list-item>
        <text:list-item>
          <text:p text:style-name="P38">dlaczego taki wybór został podjęty,</text:p>
        </text:list-item>
        <text:list-item>
          <text:p text:style-name="P62">i w jakim stanie jest dany robot lub bufor.</text:p>
        </text:list-item>
      </text:list>
      <text:p text:style-name="P104"><text:soft-page-break/><text:span text:style-name="T2">Dlaczego potrzebujemy odporności na niespójności (eventual consistency)?</text:span></text:p>
      <text:p text:style-name="P1">W naszym rozwiązaniu <text:span text:style-name="T2">kilka modułów</text:span> jednocześnie zmienia stan w RDS: UI (intencje), Orchestrator (taski i podgląd), Occupancy Manager (zajętość), a czasem także sam RDS. Nie ma globalnych transakcji obejmujących cały system, więc akceptujemy <text:span text:style-name="T2">powstawanie chwilowych niespójności</text:span> i <text:span text:style-name="T2">korygujemy je w aplikacji</text:span>.</text:p>
      <text:p text:style-name="P1"><text:span text:style-name="T2">Przykłady niespójności i zasad korygowania:</text:span></text:p>
      <text:list xml:id="list2087059599" text:style-name="WWNum19">
        <text:list-item>
          <text:p text:style-name="P10">Orchestrator widzi „1 wolne miejsce” i tworzy task, a ludzki operator <text:span text:style-name="T2">w tym samym momencie</text:span> oznacza bufor jako pełny. Decyzję da się <text:span text:style-name="T2">cofnąć</text:span>: kasujemy tylko taski <text:span text:style-name="T2">bez przypisanego AGV</text:span>.</text:p>
        </text:list-item>
        <text:list-item>
          <text:p text:style-name="P39"><text:span text:style-name="T2">Wyścig z przypisaniem AGV:</text:span> Orchestrator anuluje świeży task, ale RDS <text:span text:style-name="T2">w tej samej chwili</text:span> przypisuje do niego robota. Robot stał się <text:span text:style-name="T4">undispatchable</text:span>, system wykona <text:span text:style-name="T2">automatyczny „dispatchable fix”</text:span>.</text:p>
        </text:list-item>
        <text:list-item>
          <text:p text:style-name="P63">Zajętość bufora (OCCUPANCY) aktualizuje się z opóźnieniem.</text:p>
        </text:list-item>
      </text:list>
      <text:p text:style-name="P1"><text:span text:style-name="T2">Zasady korygowana stanu:</text:span></text:p>
      <text:list xml:id="list2661337846" text:style-name="WWNum33">
        <text:list-item>
          <text:p text:style-name="P11"><text:span text:style-name="T2">Anulujemy tylko taski bez AGV</text:span> (<text:span text:style-name="T6">agvId == null</text:span>).</text:p>
        </text:list-item>
        <text:list-item>
          <text:p text:style-name="P40">Jeśli trafimy na rzadki wyścig AGV właśnie przypisany, a my anulowaliśmy, to w RDS robot może przejść stan w <text:span text:style-name="T2">undispatchable</text:span>, który wymaga ręcznej interwencji ludzkiego operatora. <text:span text:style-name="T2">Automatycznie przywracamy</text:span> go do „dispatchable” (procedura „dispatchable fix”), aby uniknąć konieczności ręcznej interwencji.</text:p>
        </text:list-item>
        <text:list-item>
          <text:p text:style-name="P40"><text:span text:style-name="T2">Cykliczna rekonsyliacja</text:span>: Orchestrator w pętli sprawdza warunki i koryguje decyzje; UI widzi zawsze <text:span text:style-name="T2">aktualny podgląd</text:span> z uzasadnieniem.</text:p>
        </text:list-item>
        <text:list-item>
          <text:p text:style-name="P64"><text:span text:style-name="T2">Idempotencja</text:span>: tworzenie/anulowanie/rezerwacje projektujemy tak, by wielokrotne wywołania były bezpieczne i łatwo było <text:span text:style-name="T2">cofnąć decyzję</text:span>, gdy zmienią się warunki.<text:line-break/></text:p>
        </text:list-item>
      </text:list>
      <text:p text:style-name="P112"><text:bookmark text:name="_9mcjneqx4lpw"/><text:span text:style-name="T12">Bezpieczne przerywanie rozpoczętych tasków – sygnał z poziomu taska</text:span></text:p>
      <text:p text:style-name="P1">Niektóre taski (np. „pobierz z bufora”) można przerwać <text:span text:style-name="T2">w drodze</text:span> – zanim wózek fizycznie podejmie paletę. Inne – <text:span text:style-name="T2">nie</text:span> (bo przerwanie w złym momencie wymaga ręcznej weryfikacji stanu robota i ładunku).</text:p>
      <text:p text:style-name="P1">Aby Orchestrator mógł <text:span text:style-name="T2">rozróżnić</text:span> te sytuacje w czasie rzeczywistym, wykorzystujemy pole <text:span text:style-name="T7">status_description</text:span><text:span text:style-name="T2"> taska</text:span>. Kod taska może <text:span text:style-name="T2">ustawiać tam JSON</text:span> z atrybutami kontrolnymi, <text:a xlink:type="simple" xlink:href="http://m.in" text:style-name="ListLabel_20_298" text:visited-style-name="ListLabel_20_298"><text:span text:style-name="T13">m.in</text:span></text:a>.: <text:span text:style-name="T6">{ "canInterruptSafely": true }</text:span></text:p>
      <text:p text:style-name="P1"><text:span text:style-name="T2">Zasada działania:</text:span></text:p>
      <text:list xml:id="list1060305143" text:style-name="WWNum15">
        <text:list-item>
          <text:p text:style-name="P12">Jeżeli operator/Orchestrator chce przerwać task, a task ma <text:span text:style-name="T2">AGV przypisany</text:span> i <text:span text:style-name="T6">status_description.canInterruptSafely == true</text:span>, to Orchestrator:</text:p>
          <text:list>
            <text:list-item>
              <text:p text:style-name="P91"><text:span text:style-name="T2">zatrzymuje</text:span> task,</text:p>
            </text:list-item>
            <text:list-item>
              <text:p text:style-name="P91"><text:span text:style-name="T2">automatycznie</text:span> przywraca robota do stanu <text:span text:style-name="T2">dispatchable</text:span> (bo przerwanie było „bez konsekwencji”).</text:p>
            </text:list-item>
          </text:list>
        </text:list-item>
        <text:list-item>
          <text:p text:style-name="P65">Jeżeli <text:span text:style-name="T6">canInterruptSafely != true</text:span>, Orchestrator <text:span text:style-name="T2">nie</text:span> przerywa takiego taska (albo wymaga świadomej decyzji z ostrzeżeniem), by nie wprowadzić robota w stan wymagający ręcznej interwencji.</text:p>
        </text:list-item>
      </text:list>
      <text:p text:style-name="P1">Dzięki temu to <text:span text:style-name="T2">sam task</text:span> (znający swój cykl życia) informuje, <text:span text:style-name="T2">kiedy</text:span> przerwanie jest bezpieczne. Orchestrator nie musi zgadywać fazy realizacji.</text:p>
      <text:p text:style-name="P104"><text:span text:style-name="T2">Mechanizmy zapewniania poprawności działania:</text:span></text:p>
      <text:list xml:id="list462156543" text:style-name="WWNum25">
        <text:list-item>
          <text:p text:style-name="P13"><text:soft-page-break/><text:span text:style-name="T2">Idempotencja</text:span> – wielokrotne wykonanie tej samej decyzji nie psuje stanu (np. można bezpiecznie ponowić tworzenie lub anulowanie taska).</text:p>
        </text:list-item>
        <text:list-item>
          <text:p text:style-name="P41"><text:span text:style-name="T2">Rekonsyliacja</text:span> – Orchestrator okresowo sprawdza stan i koryguje błędne decyzje.</text:p>
        </text:list-item>
        <text:list-item>
          <text:p text:style-name="P41"><text:span text:style-name="T2">Dispatchable fix</text:span> – automatyczne przywracanie robota do gotowości po błędnym lub przerwanym zadaniu.</text:p>
        </text:list-item>
        <text:list-item>
          <text:p text:style-name="P66"><text:span text:style-name="T2">Bezpieczne przerywanie (canInterruptSafely)</text:span> – każdy task określa, czy może być bezpiecznie anulowany w danym momencie.</text:p>
        </text:list-item>
      </text:list>
      <text:p text:style-name="P105"><text:span text:style-name="T2">Dane i konfiguracja systemu</text:span></text:p>
      <text:p text:style-name="P1">System wykorzystuje spójny model danych w RDS:</text:p>
      <text:list xml:id="list2702141869" text:style-name="WWNum29">
        <text:list-item>
          <text:p text:style-name="P14"><text:span text:style-name="T2">CONTROL.content - </text:span>Intencje operatora (accept/release, goodsType, AUTO/MANUAL itd.)</text:p>
        </text:list-item>
        <text:list-item>
          <text:p text:style-name="P42"><text:span text:style-name="T2">CONTROL.tags - </text:span>Decyzje i uzasadnienia zapisane przez Orchestratora</text:p>
        </text:list-item>
        <text:list-item>
          <text:p text:style-name="P42"><text:span text:style-name="T2">OCCUPANCY.content - </text:span>Zajętość bufora w formacie JSON (siatka, rezerwacje, blokady)</text:p>
        </text:list-item>
        <text:list-item>
          <text:p text:style-name="P67"><text:span text:style-name="T2">status_description (w tasku) - </text:span>Dane o stanie zadania, np. <text:span text:style-name="T6">{ "canInterruptSafely": true }</text:span></text:p>
        </text:list-item>
      </text:list>
      <text:p text:style-name="P1"><text:span text:style-name="T2">„Bufor pełny” w trakcie dojazdu z ładunkiem</text:span></text:p>
      <text:list xml:id="list1709157213" text:style-name="WWNum9">
        <text:list-item>
          <text:p text:style-name="P15">Konfigurowalne polityki na poziomie miejsca:<text:line-break/></text:p>
          <text:list>
            <text:list-item>
              <text:p text:style-name="P92"><text:span text:style-name="T6">BLOCK_AND_WAIT</text:span> – czekaj i sonduj wolny slot,</text:p>
            </text:list-item>
            <text:list-item>
              <text:p text:style-name="P92"><text:span text:style-name="T6">ASK_OPERATOR</text:span> – poproś operatora o decyzję (z timeoutem),</text:p>
            </text:list-item>
            <text:list-item>
              <text:p text:style-name="P92"><text:span text:style-name="T6">FORCE_DROP_ALLOWED</text:span> – awaryjne, ale bezpieczne odłożenie na bufor porzucania (jeśli dozwolone),</text:p>
            </text:list-item>
            <text:list-item>
              <text:p text:style-name="P92"><text:span text:style-name="T6">AUTO_REROUTE</text:span> – automatyczne przeadresowanie na alternatywny bufor,</text:p>
            </text:list-item>
            <text:list-item>
              <text:p text:style-name="P98">fallback: parking.</text:p>
            </text:list-item>
          </text:list>
        </text:list-item>
      </text:list>
      <text:p text:style-name="P112"><text:bookmark text:name="_wcmnpspl01jc"/><text:span text:style-name="T12">Wymagania dla interfejsu na wózku (HMI)</text:span></text:p>
      <text:p text:style-name="P1"><text:span text:style-name="T2">Operacje dostępne z HMI (na bieżącym zadaniu/robocie):</text:span></text:p>
      <text:list xml:id="list119168326" text:style-name="WWNum3">
        <text:list-item>
          <text:p text:style-name="P16"><text:span text:style-name="T2">Wstrzymaj zadanie</text:span> (pause).</text:p>
        </text:list-item>
        <text:list-item>
          <text:p text:style-name="P43"><text:span text:style-name="T2">Wznów zadanie</text:span> (resume).</text:p>
        </text:list-item>
        <text:list-item>
          <text:p text:style-name="P43"><text:soft-page-break/><text:span text:style-name="T2">Przerwij zadanie</text:span> (terminate and set undispatchablel).</text:p>
        </text:list-item>
        <text:list-item>
          <text:p text:style-name="P43"><text:span text:style-name="T2">Wyjdź z ruchu</text:span> (set <text:span text:style-name="T2">undispatchable</text:span>).</text:p>
        </text:list-item>
        <text:list-item>
          <text:p text:style-name="P43"><text:span text:style-name="T2">Wejdź do ruchu</text:span> (set <text:span text:style-name="T2">dispatchable</text:span>).</text:p>
        </text:list-item>
        <text:list-item>
          <text:p text:style-name="P43"><text:span text:style-name="T2">Opuść widły na 0</text:span>.</text:p>
        </text:list-item>
        <text:list-item>
          <text:p text:style-name="P43"><text:span text:style-name="T2">Podnieś widły</text:span> na wysokość transportową.</text:p>
        </text:list-item>
        <text:list-item>
          <text:p text:style-name="P43"><text:span text:style-name="T2">Jedź na parking</text:span> (bez manipulacji ładunkiem) i przejdź w <text:span text:style-name="T2">undispatchable</text:span>.</text:p>
        </text:list-item>
        <text:list-item>
          <text:p text:style-name="P68"><text:span text:style-name="T2">Odłóż aktualny ładunek</text:span> na zdefiniowany <text:span text:style-name="T2">bufor porzucania</text:span> i przejdź w <text:span text:style-name="T2">dispatchable</text:span>.</text:p>
        </text:list-item>
      </text:list>
      <text:p text:style-name="P1"><text:span text:style-name="T2">Widoki/statusy na HMI:</text:span></text:p>
      <text:list xml:id="list1028782783" text:style-name="WWNum31">
        <text:list-item>
          <text:p text:style-name="P17"><text:span text:style-name="T2">Stan robota:</text:span> <text:span text:style-name="T6">dispatchable / undispatchable</text:span>.</text:p>
        </text:list-item>
        <text:list-item>
          <text:p text:style-name="P44"><text:span text:style-name="T2">Bieżący task:</text:span> ID, źródło/cel, kluczowe parametry (typ towaru, tryb AUTO/MANUAL, wybrany slot/lokalizacja).</text:p>
        </text:list-item>
        <text:list-item>
          <text:p text:style-name="P44"><text:span text:style-name="T2">Czy można przerwać bezpiecznie:</text:span> prezentacja <text:span text:style-name="T6">canInterruptSafely</text:span>.</text:p>
        </text:list-item>
        <text:list-item>
          <text:p text:style-name="P69"><text:span text:style-name="T2">Uzasadnienie trasy:</text:span> skrót z „explain” (dlaczego ten bufor/cel).</text:p>
        </text:list-item>
      </text:list>
      <text:p text:style-name="P1"><text:span text:style-name="T2">Co dostarczamy w tej wersji projektu.</text:span></text:p>
      <text:list xml:id="list3424935394" text:style-name="WWNum11">
        <text:list-item>
          <text:p text:style-name="P18"><text:span text:style-name="T2">Model danych w RDS</text:span>: konwencje JSON dla <text:span text:style-name="T6">CONTROL.content</text:span>, <text:span text:style-name="T6">CONTROL.tags</text:span>, <text:span text:style-name="T6">OCCUPANCY.content</text:span> i konwencje <text:span text:style-name="T6">status_description</text:span> w taskach.</text:p>
        </text:list-item>
        <text:list-item>
          <text:p text:style-name="P45"><text:span text:style-name="T2">Konfigurację procesu</text:span> (<text:span text:style-name="T6">config.json</text:span>): słownik towarów, jawne kroki flow, polityki routingu, szablony tasków.</text:p>
        </text:list-item>
        <text:list-item>
          <text:p text:style-name="P45"><text:span text:style-name="T2">4 generyczne szablony tasków</text:span> (buffer→place, place→buffer, buffer→buffer, place→place) z parametrami robota (profile wideł, rozpoznawanie palet itp.).</text:p>
        </text:list-item>
        <text:list-item>
          <text:p text:style-name="P45"><text:span text:style-name="T2">Mechanizm podglądu decyzji („dokąd i dlaczego”)</text:span> – czytelny dla operatora.</text:p>
        </text:list-item>
        <text:list-item>
          <text:p text:style-name="P70"><text:span text:style-name="T2">Podstawy audytu</text:span> – spójny format wpisów (EVENT/DECISION) i <text:span text:style-name="T6">traceId</text:span>, by można było odtworzyć tok decyzji.<text:line-break/></text:p>
        </text:list-item>
      </text:list>
      <text:p text:style-name="P1"><text:span text:style-name="T2">Zakres dokumentu (na tym etapie).<text:line-break/></text:span>Skupiamy się na koncepcji, modelu danych, konfiguracji, interakcjach i mapowaniu buforów (3D → punkty mapy RDS). Testy, wdrożenie, bezpieczeństwo i migracje opiszemy po akceptacji designu.</text:p>
      <text:p text:style-name="P1">z</text:p>
      <text:p text:style-name="P86"/>
      <text:p text:style-name="P1"><text:soft-page-break/></text:p>
      <text:p text:style-name="P1"><text:span text:style-name="T2">Korzyści dla klienta.</text:span></text:p>
      <text:list xml:id="list3398648851" text:style-name="WWNum1">
        <text:list-item>
          <text:p text:style-name="P19"><text:span text:style-name="T2">Przejrzystość działania</text:span> – UI jasno pokazuje, co i czemu się wydarzy.</text:p>
        </text:list-item>
        <text:list-item>
          <text:p text:style-name="P46"><text:span text:style-name="T2">Modyfikowalność</text:span> – zmiany procesu realizujemy konfiguracją (nowe towary/flow/miejsca), bez ruszania kodu całego systemu.</text:p>
        </text:list-item>
        <text:list-item>
          <text:p text:style-name="P46"><text:span text:style-name="T2">Prostsze utrzymanie</text:span> – trzy małe moduły, stan wyłącznie w RDS, brak dodatkowych baz danych.</text:p>
        </text:list-item>
        <text:list-item>
          <text:p text:style-name="P71"><text:span text:style-name="T2">Odporność operacyjna</text:span> – kompensacja decyzji, bezpieczne przerwania tasków, <text:span text:style-name="T2">automatyczne przywracanie robotów do „dispatchable” w rzadkich wyścigach.</text:span></text:p>
        </text:list-item>
      </text:list>
      <text:p text:style-name="P108"><text:bookmark text:name="_g21p96ytfxoh"/><text:span text:style-name="T1">Przykład referencyjny</text:span></text:p>
      <text:p text:style-name="P110"><text:bookmark text:name="_c7bl8gwplnmg"/><text:span text:style-name="T3">1. Zakres i cel przykładu</text:span></text:p>
      <text:p text:style-name="P1">Przykład przedstawia minimalny, lecz kompletny łańcuch procesu wewnątrzzakładowego z udziałem autonomicznych wózków (RDS SEER). Pokazujemy:</text:p>
      <text:list xml:id="list2506926843" text:style-name="WWNum13">
        <text:list-item>
          <text:p text:style-name="P20">dwa <text:span text:style-name="T2">typy towaru/opakowania</text:span>: <text:span text:style-name="T6">EUR_PAL</text:span> oraz <text:span text:style-name="T6">BOX</text:span>;</text:p>
        </text:list-item>
        <text:list-item>
          <text:p text:style-name="P47">dwa <text:span text:style-name="T2">przepływy (flow)</text:span>, po jednym dla każdego typu towaru;</text:p>
        </text:list-item>
        <text:list-item>
          <text:p text:style-name="P47">zestaw <text:span text:style-name="T2">miejsc procesu (places)</text:span> obejmujący produkcję (dwa porty linii), bufor pustych, owijarkę, spinanie, bufor wysyłki, sprzedaż oraz bufor odpadu;</text:p>
        </text:list-item>
        <text:list-item>
          <text:p text:style-name="P47"><text:span text:style-name="T2">interakcję UI</text:span> operatora z miejscami (intencje: accept/release, tryb AUTO/MANUAL, wybór typu towaru, cele manualne);</text:p>
        </text:list-item>
        <text:list-item>
          <text:p text:style-name="P47">użycie pary RDS-owych worksite’ów per miejsce: <text:span text:style-name="T6">…_CONTROL</text:span> (UI+Orchestrator) i opcjonalnego <text:span text:style-name="T6">…_OCCUPANCY</text:span> (Manager Occupancy).</text:p>
        </text:list-item>
        <text:list-item>
          <text:p text:style-name="P72">widoczność decyzji dzięki <text:span text:style-name="T6">…_CONTROL.tags.preview/explain</text:span>.<text:line-break/></text:p>
        </text:list-item>
      </text:list>
      <text:p text:style-name="P1">Celem jest pokazanie, jak stan systemu (intencje operatora, decyzje Orchestratora, aktywne taski RDS) współgra w praktyce.</text:p>
      <text:p text:style-name="P1"><draw:rect text:anchor-type="as-char" style:rel-width="100%" draw:z-index="0" draw:style-name="gr1" draw:text-style-name="P114" svg:width="0.0012in" svg:height="0.0213in"><text:p/></draw:rect></text:p>
      <text:p text:style-name="P110"><text:bookmark text:name="_4tuska5njgl"/><text:span text:style-name="T3">2. Typy towaru</text:span></text:p>
      <text:list xml:id="list2677630232" text:style-name="WWNum10">
        <text:list-item>
          <text:p text:style-name="P21"><text:span text:style-name="T6">EUR_PAL</text:span> — paleta EUR.</text:p>
        </text:list-item>
        <text:list-item>
          <text:p text:style-name="P73"><text:span text:style-name="T6">BOX</text:span> — skrzynia.<text:line-break/></text:p>
        </text:list-item>
      </text:list>
      <text:p text:style-name="P1">Wartość <text:span text:style-name="T6">goods.type</text:span> jest wybierana przez operatora w UI na danym miejscu i warunkuje domyślny flow, parametry tasków oraz polityki wyboru celu.</text:p>
      <text:p text:style-name="P1"><text:soft-page-break/><draw:rect text:anchor-type="as-char" style:rel-width="100%" draw:z-index="1" draw:style-name="gr1" draw:text-style-name="P114" svg:width="0.0012in" svg:height="0.0213in"><text:p/></draw:rect></text:p>
      <text:p text:style-name="P110"><text:bookmark text:name="_jo4memzd4ceb"/><text:span text:style-name="T3">3. Enum </text:span><text:span text:style-name="T8">releaseKind</text:span><text:span text:style-name="T3"> (skrót celu wysyłki)</text:span></text:p>
      <text:p text:style-name="P1">Wartości dozwolone (konfigurowalne <text:span text:style-name="T2">per place</text:span>):</text:p>
      <text:list xml:id="list2258113110" text:style-name="WWNum17">
        <text:list-item>
          <text:p text:style-name="P22"><text:span text:style-name="T6">"auto"</text:span> – cel wynikający z <text:span text:style-name="T2">flow</text:span> dla bieżącego <text:span text:style-name="T6">goods.type</text:span> (następny krok procesu).</text:p>
        </text:list-item>
        <text:list-item>
          <text:p text:style-name="P48"><text:span text:style-name="T6">"waste"</text:span> – wywóz techniczny do <text:span text:style-name="T6">WASTE_BUF</text:span>.</text:p>
        </text:list-item>
        <text:list-item>
          <text:p text:style-name="P48"><text:span text:style-name="T6">"wrap"</text:span> – bezpośrednio do <text:span text:style-name="T2">owijarki</text:span> (pomija krok flow).</text:p>
        </text:list-item>
        <text:list-item>
          <text:p text:style-name="P48"><text:span text:style-name="T6">"strap"</text:span> – bezpośrednio do <text:span text:style-name="T2">spinania</text:span>.</text:p>
        </text:list-item>
        <text:list-item>
          <text:p text:style-name="P74"><text:span text:style-name="T4">opcjonalnie<text:line-break/></text:span> <text:span text:style-name="T6">"ship"</text:span> – do bufora wysyłki,<text:line-break/> <text:span text:style-name="T6">"sales"</text:span> – bezpośrednio na sprzedaż.</text:p>
        </text:list-item>
      </text:list>
      <text:p text:style-name="P1">To, które wartości są dostępne, definiujemy w <text:span text:style-name="T6">uiPolicy.allowReleaseKinds</text:span> danego miejsca.</text:p>
      <text:p text:style-name="P110"><text:bookmark text:name="_4vhol6vy54s1"/><text:span text:style-name="T3">4. Miejsca procesu (places)</text:span></text:p>
      <text:p text:style-name="P1">Każde <text:span text:style-name="T2">place</text:span> ma odpowiadające mu RDS worksite’y:</text:p>
      <text:list xml:id="list3149752800" text:style-name="WWNum30">
        <text:list-item>
          <text:p text:style-name="P23"><text:span text:style-name="T6">PLACE_CONTROL</text:span></text:p>
          <text:list>
            <text:list-item>
              <text:p text:style-name="P93"><text:span text:style-name="T6">content</text:span>: <text:span text:style-name="T2">intencje UI</text:span> (accept/release, <text:span text:style-name="T6">goods.type</text:span>, <text:span text:style-name="T6">routing.mode</text:span>=AUTO/MANUAL, ewentualny <text:span text:style-name="T6">manualTarget</text:span>, <text:span text:style-name="T6">releaseKind</text:span>),</text:p>
            </text:list-item>
            <text:list-item>
              <text:p text:style-name="P93"><text:span text:style-name="T6">tags</text:span>: <text:span text:style-name="T2">feedback Orchestratora</text:span> (<text:span text:style-name="T6">preview</text:span> – dokąd i jaką polityką; <text:span text:style-name="T6">explain</text:span> – dlaczego; <text:span text:style-name="T6">flags.safeToInterrupt</text:span>).<text:line-break/></text:p>
            </text:list-item>
          </text:list>
        </text:list-item>
        <text:list-item>
          <text:p text:style-name="P49"><text:span text:style-name="T6">PLACE_OCCUPANCY</text:span> <text:span text:style-name="T4">(opcjonalny)</text:span></text:p>
          <text:list>
            <text:list-item>
              <text:p text:style-name="P99"><text:span text:style-name="T6">content</text:span>: <text:span text:style-name="T2">stan zajętości</text:span> (np. <text:span text:style-name="T6">stackHeights</text:span>, wolne sloty/rezerwacje); zapisuje <text:span text:style-name="T2">wyłącznie</text:span> Manager Occupancy.<text:line-break/></text:p>
            </text:list-item>
          </text:list>
        </text:list-item>
      </text:list>
      <text:p text:style-name="P1">W przykładzie używamy:</text:p>
      <text:list xml:id="list4130450339" text:style-name="WWNum16">
        <text:list-item>
          <text:p text:style-name="P24"><text:span text:style-name="T6">EMPTY_BUF</text:span> – bufor pustych opakowań,</text:p>
        </text:list-item>
        <text:list-item>
          <text:p text:style-name="P50"><text:span text:style-name="T6">PROD1_P1</text:span> – port wejściowy linii 1 (puste IN; „waste” OUT),</text:p>
        </text:list-item>
        <text:list-item>
          <text:p text:style-name="P50"><text:span text:style-name="T6">PROD1_P3</text:span> – port wyjściowy linii 1 (produkt OUT; „waste” OUT),</text:p>
        </text:list-item>
        <text:list-item>
          <text:p text:style-name="P50"><text:span text:style-name="T6">WRAP</text:span> – owijarka z 2-stanowiskowym buforem,</text:p>
        </text:list-item>
        <text:list-item>
          <text:p text:style-name="P50"><text:soft-page-break/><text:span text:style-name="T6">STRAP1</text:span> – spinanie dla linii 1,</text:p>
        </text:list-item>
        <text:list-item>
          <text:p text:style-name="P50"><text:span text:style-name="T6">SHIP_BUF</text:span> – bufor wysyłki,</text:p>
        </text:list-item>
        <text:list-item>
          <text:p text:style-name="P50"><text:span text:style-name="T6">SALES</text:span> – sprzedaż/rolotok,</text:p>
        </text:list-item>
        <text:list-item>
          <text:p text:style-name="P75"><text:span text:style-name="T6">WASTE_BUF</text:span> – bufor odpadu.</text:p>
        </text:list-item>
      </text:list>
      <text:p text:style-name="P106">Analogicznie można wprowadzić linię 2: <text:span text:style-name="T6">PROD2_P1</text:span>, <text:span text:style-name="T6">PROD2_P3</text:span>, <text:span text:style-name="T6">STRAP2</text:span>.</text:p>
      <text:p text:style-name="P1"><draw:rect text:anchor-type="as-char" style:rel-width="100%" draw:z-index="2" draw:style-name="gr1" draw:text-style-name="P114" svg:width="0.0012in" svg:height="0.0213in"><text:p/></draw:rect></text:p>
      <text:p text:style-name="P111"><text:bookmark text:name="_mkbs0pktw4co"/><text:span text:style-name="T3">5. Przepływy (flows)</text:span></text:p>
      <text:p text:style-name="P113"><text:bookmark text:name="_odnqbfaz9xf3"/><text:span text:style-name="T12">5.1. Flow dla </text:span><text:span text:style-name="T9">EUR_PAL</text:span></text:p>
      <text:list xml:id="list2662836787" text:style-name="WWNum18">
        <text:list-item>
          <text:p text:style-name="P25"><text:span text:style-name="T2">Puste → produkcja</text:span>: <text:span text:style-name="T6">EMPTY_BUF → PROD1_P1</text:span> (na żądanie operatora na P1).</text:p>
        </text:list-item>
        <text:list-item>
          <text:p text:style-name="P51"><text:span text:style-name="T2">Produkt → wyjście</text:span>: <text:span text:style-name="T6">PROD1_P3 → WRAP → STRAP1 → SHIP_BUF → SALES</text:span>.</text:p>
        </text:list-item>
        <text:list-item>
          <text:p text:style-name="P76"><text:span text:style-name="T2">Wywóz techniczny</text:span>: z <text:span text:style-name="T6">PROD1_P1</text:span> lub <text:span text:style-name="T6">PROD1_P3</text:span> → <text:span text:style-name="T6">WASTE_BUF</text:span>.<text:line-break/></text:p>
        </text:list-item>
      </text:list>
      <text:p text:style-name="P113"><text:bookmark text:name="_nhxcub5qmnpb"/><text:span text:style-name="T12">5.2. Flow dla </text:span><text:span text:style-name="T9">BOX</text:span></text:p>
      <text:list xml:id="list1542403054" text:style-name="WWNum24">
        <text:list-item>
          <text:p text:style-name="P26"><text:span text:style-name="T2">Puste → produkcja</text:span>: <text:span text:style-name="T6">EMPTY_BUF → PROD1_P1</text:span>.</text:p>
        </text:list-item>
        <text:list-item>
          <text:p text:style-name="P52"><text:span text:style-name="T2">Produkt → wyjście</text:span>: <text:span text:style-name="T6">PROD1_P3 → WRAP → SHIP_BUF → SALES</text:span>.</text:p>
        </text:list-item>
        <text:list-item>
          <text:p text:style-name="P77"><text:span text:style-name="T2">Wywóz techniczny</text:span>: jak wyżej → <text:span text:style-name="T6">WASTE_BUF</text:span>.</text:p>
        </text:list-item>
      </text:list>
      <text:p text:style-name="P1"><draw:rect text:anchor-type="as-char" style:rel-width="100%" draw:z-index="3" draw:style-name="gr1" draw:text-style-name="P114" svg:width="0.0012in" svg:height="0.0213in"><text:p/></draw:rect></text:p>
      <text:p text:style-name="P110"><text:bookmark text:name="_du962pxpi9hj"/><text:span text:style-name="T3">6. Zachowanie miejsc (z </text:span><text:span text:style-name="T8">releaseKind</text:span><text:span text:style-name="T3">)</text:span></text:p>
      <text:p text:style-name="P112"><text:bookmark text:name="_w9vo613bg0bl"/><text:span text:style-name="T12">6.1. </text:span><text:span text:style-name="T9">PROD1_P1</text:span><text:span text:style-name="T12"> (puste IN, odpad OUT)</text:span></text:p>
      <text:list xml:id="list1158948718" text:style-name="WWNum23">
        <text:list-item>
          <text:p text:style-name="P27"><text:span text:style-name="T2">UI</text:span>:</text:p>
          <text:list>
            <text:list-item>
              <text:p text:style-name="P94">„<text:span text:style-name="T2">Przywieź</text:span>” puste: <text:span text:style-name="T6">intent.accept=true</text:span>, <text:span text:style-name="T6">release=false</text:span>.</text:p>
              <text:list>
                <text:list-item>
                  <text:p text:style-name="P107"><text:span text:style-name="T6">routing.mode</text:span>: <text:span text:style-name="T2">AUTO</text:span> (domyślnie); MANUAL dopuszczalny <text:span text:style-name="T4">tylko jeśli</text:span> <text:span text:style-name="T6">uiPolicy.allowManualTargetsForAccept</text:span> wskazuje konkretne bufory/alejki (np. <text:span text:style-name="T6">EMPTY_BUF</text:span>).<text:line-break/></text:p>
                </text:list-item>
              </text:list>
            </text:list-item>
            <text:list-item>
              <text:p text:style-name="P94"><text:soft-page-break/>„<text:span text:style-name="T2">Wywieź odpad</text:span>”: <text:span text:style-name="T6">intent.release=true</text:span>, <text:span text:style-name="T6">releaseKind="waste"</text:span>.<text:line-break/></text:p>
            </text:list-item>
          </text:list>
        </text:list-item>
        <text:list-item>
          <text:p text:style-name="P53"><text:span text:style-name="T2">Blokady</text:span>:</text:p>
          <text:list>
            <text:list-item>
              <text:p text:style-name="P94">Po utworzeniu taska (dla accept/release) <text:span text:style-name="T2">blokujemy zmianę </text:span><text:span text:style-name="T7">goods.type</text:span> aż do zakończenia/zatrzymania.</text:p>
            </text:list-item>
            <text:list-item>
              <text:p text:style-name="P94">„<text:span text:style-name="T2">Anuluj</text:span>” dozwolony, jeśli <text:span text:style-name="T2">task nie ma AGV</text:span> lub task zasygnalizował <text:span text:style-name="T6">canInterruptSafely=true</text:span> (w <text:span text:style-name="T6">status_description</text:span>).<text:line-break/></text:p>
            </text:list-item>
          </text:list>
        </text:list-item>
        <text:list-item>
          <text:p text:style-name="P53"><text:span text:style-name="T2">Orchestrator → </text:span><text:span text:style-name="T7">…_CONTROL.tags</text:span>:</text:p>
          <text:list>
            <text:list-item>
              <text:p text:style-name="P94"><text:span text:style-name="T6">preview</text:span>: źródło/cel (np. z której alejki <text:span text:style-name="T6">EMPTY_BUF</text:span>),</text:p>
            </text:list-item>
            <text:list-item>
              <text:p text:style-name="P94"><text:span text:style-name="T6">explain</text:span>: warunki wyboru (profil pustych, dostępny slot),</text:p>
            </text:list-item>
            <text:list-item>
              <text:p text:style-name="P100"><text:span text:style-name="T6">flags.safeToInterrupt</text:span>: aktualny status anulowalności.<text:line-break/></text:p>
            </text:list-item>
          </text:list>
        </text:list-item>
      </text:list>
      <text:p text:style-name="P112"><text:bookmark text:name="_bnccm2do37hn"/><text:span text:style-name="T12">6.2. </text:span><text:span text:style-name="T9">PROD1_P3</text:span><text:span text:style-name="T12"> (produkt OUT, odpad OUT)</text:span></text:p>
      <text:list xml:id="list4081052812" text:style-name="WWNum8">
        <text:list-item>
          <text:p text:style-name="P28"><text:span text:style-name="T2">UI</text:span>:</text:p>
          <text:list>
            <text:list-item>
              <text:p text:style-name="P95">„<text:span text:style-name="T2">Wywieź (produkt)</text:span>”: <text:span text:style-name="T6">intent.release=true</text:span>, <text:span text:style-name="T6">releaseKind="auto"<text:line-break/></text:span> (co oznacza „następny krok z flow dla <text:span text:style-name="T6">goods.type</text:span>” – np. WRAP; kolejne kroki tylko informacyjnie w <text:span text:style-name="T6">explain</text:span>).</text:p>
            </text:list-item>
            <text:list-item>
              <text:p text:style-name="P95"><text:span text:style-name="T2">Skróty ręczne</text:span> <text:span text:style-name="T4">(jeśli pozwala konfiguracja miejsca w </text:span><text:span text:style-name="T10">allowReleaseKinds</text:span><text:span text:style-name="T4">)</text:span>:<text:line-break/> <text:span text:style-name="T6">releaseKind="wrap" | "strap" | "ship" | "sales" | "waste"</text:span>.<text:line-break/></text:p>
            </text:list-item>
          </text:list>
        </text:list-item>
        <text:list-item>
          <text:p text:style-name="P54"><text:span text:style-name="T2">Blokady/Anuluj</text:span>: jak wyżej (analogicznie do P1).</text:p>
        </text:list-item>
        <text:list-item>
          <text:p text:style-name="P78"><text:span text:style-name="T2">Orchestrator → </text:span><text:span text:style-name="T7">…_CONTROL.tags</text:span> (przykłady):<text:line-break/></text:p>
        </text:list-item>
      </text:list>
      <text:p text:style-name="P1"><text:span text:style-name="T6">releaseKind="auto"</text:span>:<text:line-break/> <text:span text:style-name="T6">{</text:span></text:p>
      <text:p text:style-name="P1"><text:span text:style-name="T6"><text:s text:c="2"/>"preview": { "target": "WRAP", "policy": "FLOW_AUTO" },</text:span></text:p>
      <text:p text:style-name="P1"><text:span text:style-name="T6"><text:s text:c="2"/>"explain": ["auto → następny krok flow: WRAP", "po WRAP → STRAP1 → SHIP_BUF → SALES"],</text:span></text:p>
      <text:p text:style-name="P1"><text:span text:style-name="T6"><text:s text:c="2"/>"flags": { "safeToInterrupt": true }</text:span></text:p>
      <text:p text:style-name="P1"><text:span text:style-name="T6">}</text:span></text:p>
      <text:list xml:id="list70204109835539" text:continue-numbering="true" text:style-name="WWNum8">
        <text:list-item>
          <text:list>
            <text:list-item>
              <text:p text:style-name="P102"/>
            </text:list-item>
          </text:list>
        </text:list-item>
      </text:list>
      <text:p text:style-name="P1"><text:span text:style-name="T6">releaseKind="wrap"</text:span>:<text:line-break/><text:line-break/> <text:span text:style-name="T6">{</text:span></text:p>
      <text:p text:style-name="P1"><text:soft-page-break/><text:span text:style-name="T6"><text:s text:c="2"/>"preview": { "target": "WRAP", "policy": "MANUAL_SHORTCUT" },</text:span></text:p>
      <text:p text:style-name="P1"><text:span text:style-name="T6"><text:s text:c="2"/>"explain": ["skrót ręczny: bezpośrednio do owijarki"],</text:span></text:p>
      <text:p text:style-name="P1"><text:span text:style-name="T6"><text:s text:c="2"/>"flags": { "safeToInterrupt": true }</text:span></text:p>
      <text:p text:style-name="P1"><text:span text:style-name="T6">}</text:span></text:p>
      <text:list xml:id="list70204481024234" text:continue-numbering="true" text:style-name="WWNum8">
        <text:list-item>
          <text:list>
            <text:list-item>
              <text:p text:style-name="P102"/>
            </text:list-item>
          </text:list>
        </text:list-item>
      </text:list>
      <text:p text:style-name="P1"><text:span text:style-name="T6">releaseKind="waste"</text:span>:<text:line-break/><text:line-break/> <text:span text:style-name="T6">{</text:span></text:p>
      <text:p text:style-name="P1"><text:span text:style-name="T6"><text:s text:c="2"/>"preview": { "target": "WASTE_BUF", "policy": "WASTE" },</text:span></text:p>
      <text:p text:style-name="P1"><text:span text:style-name="T6"><text:s text:c="2"/>"explain": ["wywóz techniczny (odpad)"],</text:span></text:p>
      <text:p text:style-name="P1"><text:span text:style-name="T6"><text:s text:c="2"/>"flags": { "safeToInterrupt": true }</text:span></text:p>
      <text:p text:style-name="P1"><text:span text:style-name="T6">}</text:span></text:p>
      <text:list xml:id="list70203716804548" text:continue-numbering="true" text:style-name="WWNum8">
        <text:list-item>
          <text:list>
            <text:list-item>
              <text:p text:style-name="P102"/>
            </text:list-item>
          </text:list>
        </text:list-item>
      </text:list>
      <text:p text:style-name="P112"><text:bookmark text:name="_44ct8f6l9dpf"/><text:span text:style-name="T12">6.3. </text:span><text:span text:style-name="T9">WRAP</text:span><text:span text:style-name="T12"> (owijarka + bufor 2-slotowy)</text:span></text:p>
      <text:list xml:id="list2962254806" text:style-name="WWNum27">
        <text:list-item>
          <text:p text:style-name="P29"><text:span text:style-name="T2">Wejście</text:span>: gdy stanowisko wolne → cel <text:span text:style-name="T6">WRAP</text:span>; inaczej → <text:span text:style-name="T2">late binding</text:span> do wolnego slotu bufora (decyzja tuż przed dojazdem).</text:p>
        </text:list-item>
        <text:list-item>
          <text:p text:style-name="P79"><text:span text:style-name="T2">Wyjście</text:span>: po potwierdzeniu operatora (<text:span text:style-name="T6">intent.release=true</text:span>) towar kierowany dalej (np. do <text:span text:style-name="T6">STRAP1</text:span> dla <text:span text:style-name="T6">EUR_PAL</text:span> lub wprost do <text:span text:style-name="T6">SHIP_BUF</text:span> dla <text:span text:style-name="T6">BOX</text:span>, jeśli tak stanowi flow/skróty).<text:line-break/></text:p>
        </text:list-item>
      </text:list>
      <text:p text:style-name="P112"><text:bookmark text:name="_2hytp8thi719"/><text:span text:style-name="T12">6.4. </text:span><text:span text:style-name="T9">STRAP1</text:span><text:span text:style-name="T12"> (spinanie linii 1)</text:span></text:p>
      <text:list xml:id="list1436115380" text:style-name="WWNum5">
        <text:list-item>
          <text:p text:style-name="P30"><text:span text:style-name="T2">Przyjęcie</text:span>: tylko gdy <text:span text:style-name="T6">STRAP1_CONTROL.content.intent.accept=true</text:span>.</text:p>
        </text:list-item>
        <text:list-item>
          <text:p text:style-name="P80"><text:span text:style-name="T2">Wyjście</text:span>: po zakończeniu spinania operator ustawia <text:span text:style-name="T6">intent.release=true</text:span> → kierunek wg flow (np. <text:span text:style-name="T6">SHIP_BUF</text:span>) lub wybrany skrót.<text:line-break/></text:p>
        </text:list-item>
      </text:list>
      <text:p text:style-name="P112"><text:bookmark text:name="_d1rg9j4izyec"/><text:span text:style-name="T12">6.5. </text:span><text:span text:style-name="T9">SHIP_BUF</text:span><text:span text:style-name="T12"> (bufor wysyłki)</text:span></text:p>
      <text:list xml:id="list3424056386" text:style-name="WWNum6">
        <text:list-item>
          <text:p text:style-name="P31"><text:span text:style-name="T2">Tryb przyjmowania</text:span>: domyślnie <text:span text:style-name="T6">accept=true</text:span> (można wstrzymać dla jakości).</text:p>
        </text:list-item>
        <text:list-item>
          <text:p text:style-name="P55">Możliwe <text:span text:style-name="T2">przypisanie </text:span><text:span text:style-name="T7">goods.type</text:span><text:span text:style-name="T2"> do pustej alejki</text:span>, gdy reguła na to pozwala i alejka jest całkowicie wolna.</text:p>
        </text:list-item>
        <text:list-item>
          <text:p text:style-name="P81">UI może zaznaczyć <text:span text:style-name="T2">„kilka pierwszych palet”</text:span> do wypychania; po ich wyjeździe bufor automatycznie wraca do przyjmowania.<text:line-break/></text:p>
        </text:list-item>
      </text:list>
      <text:p text:style-name="P112"><text:bookmark text:name="_3t5ztfplgcou"/><text:soft-page-break/><text:span text:style-name="T12">6.6. </text:span><text:span text:style-name="T9">SALES</text:span></text:p>
      <text:list xml:id="list2408753311" text:style-name="WWNum21">
        <text:list-item>
          <text:p text:style-name="P84">Odbiera z <text:span text:style-name="T6">SHIP_BUF</text:span> (gdy gotowe).<text:line-break/></text:p>
        </text:list-item>
      </text:list>
      <text:p text:style-name="P112"><text:bookmark text:name="_t3jvxn3lfsxc"/><text:span text:style-name="T12">6.7. </text:span><text:span text:style-name="T9">WASTE_BUF</text:span></text:p>
      <text:list xml:id="list4146013811" text:style-name="WWNum12">
        <text:list-item>
          <text:p text:style-name="P85">Stały cel dla <text:span text:style-name="T6">releaseKind="waste"</text:span>.</text:p>
        </text:list-item>
      </text:list>
      <text:p text:style-name="P1"><draw:rect text:anchor-type="as-char" style:rel-width="100%" draw:z-index="4" draw:style-name="gr1" draw:text-style-name="P114" svg:width="0.0012in" svg:height="0.0213in"><text:p/></draw:rect></text:p>
      <text:p text:style-name="P110"><text:bookmark text:name="_samgbz4tjgtm"/><text:span text:style-name="T3">7. Granice przykładu</text:span></text:p>
      <text:list xml:id="list1490539793" text:style-name="WWNum4">
        <text:list-item>
          <text:p text:style-name="P32">Przykład nie definiuje pełnych parametrów manewrowych (wysokości wideł, rozpoznawanie palet, profile odkładania/pobrania) — to <text:span text:style-name="T2">lokalna konfiguracja tasków</text:span> i/lub Managera Occupancy, która będzie zdefiniowana osobno per miejsce i per towar.<text:line-break/></text:p>
        </text:list-item>
        <text:list-item>
          <text:p text:style-name="P82">Przykład pokazuje mechanizm <text:span text:style-name="T2">przypisania typu do alejki</text:span> w SHIP_BUF (gdy pusta), ale nie zawiera kompletnego algorytmu zarządzania przestrzenią — to rola Manager Occupancy.</text:p>
        </text:list-item>
      </text:list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fo:font-size="11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 fo:font-weight="bold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1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36" meta:word-count="2438" meta:character-count="18188" meta:non-whitespace-character-count="16015"/>
    <meta:generator>LibreOfficeDev/6.0.5.2$Linux_X86_64 LibreOffice_project/</meta:generator>
  </office:meta>
</office:document-meta>
</file>